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13000000A081ADBD4B.png" manifest:media-type="image/png"/>
  <manifest:file-entry manifest:full-path="Pictures/10000001000000E1000000E166566709.png" manifest:media-type="image/png"/>
  <manifest:file-entry manifest:full-path="Pictures/100000010000012C0000009A0F5CAB85.png" manifest:media-type="image/png"/>
  <manifest:file-entry manifest:full-path="Pictures/100000010000020000000200B5977EAC.png" manifest:media-type="image/png"/>
  <manifest:file-entry manifest:full-path="Pictures/100000010000008000000080E8B9E059.png" manifest:media-type="image/png"/>
  <manifest:file-entry manifest:full-path="Pictures/1000000100000488000003046A48B2C8.png" manifest:media-type="image/png"/>
  <manifest:file-entry manifest:full-path="Pictures/10000001000001F4000001F4CFB1E3A6.png" manifest:media-type="image/png"/>
  <manifest:file-entry manifest:full-path="Pictures/1000000100000280000001403FE9FE90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 for Powerline" svg:font-family="'Noto Mono for Powerline'" style:font-pitch="fixed"/>
    <style:font-face style:name="Noto Mono for Powerline1" svg:font-family="'Noto Mono for Powerline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4" style:family="graphic" style:parent-style-name="objectwithoutfill">
      <style:graphic-properties svg:stroke-width="0.05cm" draw:marker-start="Extrémités_20_de_20_flèche_20_1" draw:marker-start-width="0.275cm" draw:marker-end="Extrémités_20_de_20_flèche_20_1" draw:marker-end-width="0.275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draw:fill="none" fo:min-height="0.4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29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85cm" loext:decorative="false"/>
      <style:paragraph-properties style:writing-mode="lr-tb"/>
    </style:style>
    <style:style style:name="gr9" style:family="graphic" style:parent-style-name="objectwithoutfill">
      <style:graphic-properties svg:stroke-width="0.02cm" svg:stroke-color="#b2b2b2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0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564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2.23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3333" loext:opacity="100%" fo:font-weight="bold" style:font-weight-asian="bold" style:font-weight-complex="bold"/>
    </style:style>
    <style:style style:name="P4" style:family="paragraph">
      <loext:graphic-properties draw:fill="none"/>
      <style:text-properties fo:color="#ff3333" loext:opacity="100%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style:font-name="Noto Mono for Powerline"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</style:style>
    <style:style style:name="P8" style:family="paragraph">
      <style:paragraph-properties fo:text-align="center"/>
      <style:text-properties fo:color="#ff3333" loext:opacity="100%" fo:font-weight="bold" style:font-weight-asian="bold" style:font-weight-complex="600"/>
    </style:style>
    <style:style style:name="P9" style:family="paragraph">
      <loext:graphic-properties draw:fill="none"/>
      <style:paragraph-properties fo:text-align="center"/>
      <style:text-properties fo:color="#ff3333" loext:opacity="100%" style:font-name="Noto Mono for Powerline" fo:font-size="10pt" fo:font-weight="bold" style:font-size-asian="10pt" style:font-weight-asian="bold" style:font-size-complex="10pt" style:font-weight-complex="600"/>
    </style:style>
    <style:style style:name="P10" style:family="paragraph">
      <style:paragraph-properties fo:text-align="center" loext:tab-stop-distance="0cm">
        <style:tab-stops/>
      </style:paragraph-properties>
      <style:text-properties fo:font-size="14pt" style:font-weight-complex="600"/>
    </style:style>
    <style:style style:name="P11" style:family="paragraph">
      <loext:graphic-properties draw:fill="none"/>
      <style:paragraph-properties fo:text-align="center" loext:tab-stop-distance="0cm">
        <style:tab-stops/>
      </style:paragraph-properties>
      <style:text-properties fo:font-size="14pt" style:font-weight-complex="600"/>
    </style:style>
    <style:style style:name="T1" style:family="text">
      <style:text-properties fo:color="#ff3333" loext:opacity="100%" style:font-name="Noto Mono for Powerline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Noto Mono for Powerline" fo:font-size="10pt" style:font-size-asian="10pt" style:font-size-complex="10pt"/>
    </style:style>
    <style:style style:name="T3" style:family="text">
      <style:text-properties style:font-name="Noto Mono for Powerline1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3333" loext:opacity="100%" style:font-name="Noto Mono for Powerline" fo:font-size="10pt" fo:font-weight="bold" style:font-size-asian="10pt" style:font-weight-asian="bold" style:font-size-complex="10pt" style:font-weight-complex="600"/>
    </style:style>
    <style:style style:name="T5" style:family="text">
      <style:text-properties fo:color="#ff3333" loext:opacity="100%" style:font-name="Noto Mono for Powerline" fo:font-size="8pt" fo:font-weight="bold" style:font-size-asian="10pt" style:font-weight-asian="bold" style:font-size-complex="10pt" style:font-weight-complex="600"/>
    </style:style>
    <style:style style:name="T6" style:family="text">
      <style:text-properties style:font-name="Noto Mono for Powerline1" fo:font-size="14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35cm" svg:height="2.267cm" svg:x="7cm" svg:y="2.9cm">
          <draw:image xlink:href="Pictures/1000000100000280000001403FE9FE90.png" xlink:type="simple" xlink:show="embed" xlink:actuate="onLoad" draw:mime-type="image/png">
            <text:p/>
          </draw:image>
        </draw:frame>
        <draw:frame draw:style-name="gr2" draw:text-style-name="P2" draw:layer="layout" svg:width="1.9cm" svg:height="1.9cm" draw:transform="rotate (-3.14159265358979) translate (18.3cm 10.6cm)">
          <draw:image xlink:href="Pictures/10000001000001F4000001F4CFB1E3A6.png" xlink:type="simple" xlink:show="embed" xlink:actuate="onLoad" draw:mime-type="image/png">
            <text:p/>
          </draw:image>
        </draw:frame>
        <draw:frame draw:style-name="gr2" draw:text-style-name="P2" draw:layer="layout" svg:width="3.607cm" svg:height="2.4cm" svg:x="27.4cm" svg:y="8.899cm">
          <draw:image xlink:href="Pictures/1000000100000488000003046A48B2C8.png" xlink:type="simple" xlink:show="embed" xlink:actuate="onLoad" draw:mime-type="image/png">
            <text:p/>
          </draw:image>
        </draw:frame>
        <draw:frame draw:style-name="gr2" draw:text-style-name="P2" draw:layer="layout" svg:width="1.7cm" svg:height="1.7cm" svg:x="30.307cm" svg:y="9.099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3" draw:text-style-name="P4" draw:layer="layout" svg:width="1.492cm" svg:height="1.073cm" svg:x="30.608cm" svg:y="10.737cm">
          <draw:text-box>
            <text:p text:style-name="P3"><text:span text:style-name="T1">Vous</text:span></text:p>
          </draw:text-box>
        </draw:frame>
        <draw:path draw:style-name="gr4" draw:text-style-name="P2" draw:layer="layout" svg:width="3.253cm" svg:height="2.063cm" draw:transform="skewX (0.388161225643539) rotate (0.74804811740477) translate (28.7148396721819cm 7.11332671376976cm)" svg:viewBox="0 0 3254 2064" svg:d="M3254 0c-697 817-3012 545-3254 2064">
          <text:p/>
        </draw:path>
        <draw:frame draw:style-name="gr2" draw:text-style-name="P2" draw:layer="layout" svg:width="3.607cm" svg:height="2.4cm" svg:x="6.893cm" svg:y="9.2cm">
          <draw:image xlink:href="Pictures/1000000100000488000003046A48B2C8.png" xlink:type="simple" xlink:show="embed" xlink:actuate="onLoad" draw:mime-type="image/png">
            <text:p/>
          </draw:image>
        </draw:frame>
        <draw:path draw:style-name="gr4" draw:text-style-name="P2" draw:layer="layout" svg:width="1.36cm" svg:height="4.145cm" draw:transform="skewX (0.388161225643539) rotate (0.74804811740477) translate (9.52494837045147cm 5.23362330348707cm)" svg:viewBox="0 0 1361 4146" svg:d="M1361 4146c-2679-2198-577-4146-577-4146">
          <text:p/>
        </draw:path>
        <draw:path draw:style-name="gr4" draw:text-style-name="P2" draw:layer="layout" svg:width="1.989cm" svg:height="3.308cm" draw:transform="skewX (0.388161225643539) rotate (0.74804811740477) translate (7.84096039461884cm 6.15392631571747cm)" svg:viewBox="0 0 1990 3309" svg:d="M0 3309c1494-775 1990-3309 1990-3309">
          <text:p/>
        </draw:path>
        <draw:path draw:style-name="gr4" draw:text-style-name="P2" draw:layer="layout" svg:width="2.898cm" svg:height="1.956cm" draw:transform="skewX (0.388161225643539) rotate (0.74804811740477) translate (6.07463684466536cm 6.67224605545383cm)" svg:viewBox="0 0 2899 1957" svg:d="M0 1906c2239 419 2899-1906 2899-1906">
          <text:p/>
        </draw:path>
        <draw:frame draw:style-name="gr5" draw:text-style-name="P5" draw:layer="layout" svg:width="4.6cm" svg:height="0.7cm" svg:x="6.2cm" svg:y="11.027cm">
          <draw:text-box>
            <text:p text:style-name="P1"><text:span text:style-name="T2">Vot</text:span><text:span text:style-name="T2">re </text:span><text:span text:style-name="T2">ord</text:span><text:span text:style-name="T2">ina</text:span><text:span text:style-name="T2">teu</text:span><text:span text:style-name="T2">r</text:span></text:p>
          </draw:text-box>
        </draw:frame>
        <draw:frame draw:style-name="gr2" draw:text-style-name="P2" draw:layer="layout" svg:width="1.7cm" svg:height="1.7cm" svg:x="9.8cm" svg:y="9.4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2" draw:text-style-name="P2" draw:layer="layout" svg:width="1.369cm" svg:height="1.371cm" svg:x="13.695cm" svg:y="8.229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2" draw:text-style-name="P2" draw:layer="layout" svg:width="1.809cm" svg:height="1.813cm" svg:x="12.1cm" svg:y="7.8cm">
          <draw:image xlink:href="Pictures/100000010000020000000200B5977EAC.png" xlink:type="simple" xlink:show="embed" xlink:actuate="onLoad" draw:mime-type="image/png">
            <text:p/>
          </draw:image>
          <draw:glue-point draw:id="4" svg:x="-4.242cm" svg:y="0.853cm"/>
          <draw:glue-point draw:id="5" svg:x="-4.242cm" svg:y="-0.378cm"/>
        </draw:frame>
        <draw:frame draw:style-name="gr6" draw:text-style-name="P5" draw:layer="layout" svg:width="3.9cm" svg:height="1.073cm" svg:x="11.1cm" svg:y="9.2cm">
          <draw:text-box>
            <text:p text:style-name="P6"><text:span text:style-name="T2">Votre</text:span></text:p>
            <text:p text:style-name="P6"><text:span text:style-name="T2">ami⋅e</text:span></text:p>
          </draw:text-box>
        </draw:frame>
        <draw:frame draw:style-name="gr2" draw:text-style-name="P2" draw:layer="layout" svg:width="1.5cm" svg:height="1.5cm" svg:x="4.3cm" svg:y="8.8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2" draw:text-style-name="P2" draw:layer="layout" svg:width="1.2cm" svg:height="1.2cm" svg:x="5.5cm" svg:y="8.4cm">
          <draw:image xlink:href="Pictures/10000001000000E1000000E166566709.png" xlink:type="simple" xlink:show="embed" xlink:actuate="onLoad" draw:mime-type="image/png">
            <text:p/>
          </draw:image>
        </draw:frame>
        <draw:frame draw:style-name="gr7" draw:text-style-name="P5" draw:layer="layout" svg:width="3cm" svg:height="1.073cm" svg:x="4.7cm" svg:y="9.627cm">
          <draw:text-box>
            <text:p text:style-name="P1"><text:span text:style-name="T2">Votre</text:span></text:p>
            <text:p text:style-name="P1"><text:span text:style-name="T2">ami⋅e</text:span></text:p>
          </draw:text-box>
        </draw:frame>
        <draw:frame draw:style-name="gr1" draw:text-style-name="P1" draw:layer="layout" svg:width="5.656cm" svg:height="2.9cm" svg:x="6.661cm" svg:y="5.4cm">
          <draw:image xlink:href="Pictures/100000010000012C0000009A0F5CAB85.png" xlink:type="simple" xlink:show="embed" xlink:actuate="onLoad" draw:mime-type="image/png">
            <text:p/>
          </draw:image>
        </draw:frame>
        <draw:frame draw:style-name="gr8" draw:text-style-name="P7" draw:layer="layout" svg:width="3.55cm" svg:height="1.1cm" svg:x="7.65cm" svg:y="6.3cm">
          <draw:text-box>
            <text:p><text:span text:style-name="T3">Internet</text:span></text:p>
          </draw:text-box>
        </draw:frame>
        <draw:frame draw:style-name="gr2" draw:text-style-name="P2" draw:layer="layout" svg:width="3.607cm" svg:height="2.4cm" svg:x="16.993cm" svg:y="10.4cm">
          <draw:image xlink:href="Pictures/1000000100000488000003046A48B2C8.png" xlink:type="simple" xlink:show="embed" xlink:actuate="onLoad" draw:mime-type="image/png">
            <text:p/>
          </draw:image>
        </draw:frame>
        <draw:path draw:style-name="gr4" draw:text-style-name="P2" draw:layer="layout" svg:width="4.36cm" svg:height="2.719cm" draw:transform="skewX (0.388161225643539) rotate (0.74804811740477) translate (18.0683204738998cm 8.91580723262278cm)" svg:viewBox="0 0 4361 2720" svg:d="M4361 2720c-1893-3449-4361-2637-4361-2637">
          <text:p/>
        </draw:path>
        <draw:path draw:style-name="gr4" draw:text-style-name="P2" draw:layer="layout" svg:width="1.725cm" svg:height="2.418cm" draw:transform="skewX (0.388161225643539) rotate (0.74804811740477) translate (16.4795308402564cm 6.45415598972563cm)" svg:viewBox="0 0 1726 2419" svg:d="M1256 0c1565 2240-1281 2204-1256 2419">
          <text:p/>
        </draw:path>
        <draw:frame draw:style-name="gr5" draw:text-style-name="P5" draw:layer="layout" svg:width="4.6cm" svg:height="0.7cm" svg:x="16.2cm" svg:y="12.227cm">
          <draw:text-box>
            <text:p text:style-name="P1"><text:span text:style-name="T2">Vot</text:span><text:span text:style-name="T2">re </text:span><text:span text:style-name="T2">ord</text:span><text:span text:style-name="T2">ina</text:span><text:span text:style-name="T2">teu</text:span><text:span text:style-name="T2">r</text:span></text:p>
          </draw:text-box>
        </draw:frame>
        <draw:frame draw:style-name="gr2" draw:text-style-name="P2" draw:layer="layout" svg:width="1.7cm" svg:height="1.7cm" svg:x="19.6cm" svg:y="9.5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2" draw:text-style-name="P2" draw:layer="layout" svg:width="1.369cm" svg:height="1.371cm" svg:x="23.895cm" svg:y="8.729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2" draw:text-style-name="P2" draw:layer="layout" svg:width="1.809cm" svg:height="1.813cm" svg:x="22.3cm" svg:y="8.3cm">
          <draw:image xlink:href="Pictures/100000010000020000000200B5977EAC.png" xlink:type="simple" xlink:show="embed" xlink:actuate="onLoad" draw:mime-type="image/png">
            <text:p/>
          </draw:image>
          <draw:glue-point draw:id="4" svg:x="-4.242cm" svg:y="0.853cm"/>
          <draw:glue-point draw:id="5" svg:x="-4.242cm" svg:y="-0.378cm"/>
        </draw:frame>
        <draw:frame draw:style-name="gr3" draw:text-style-name="P5" draw:layer="layout" svg:width="2.4cm" svg:height="1.073cm" svg:x="21.9cm" svg:y="9.8cm">
          <draw:text-box>
            <text:p text:style-name="P6"><text:span text:style-name="T2">Votre</text:span></text:p>
            <text:p text:style-name="P6"><text:span text:style-name="T2">ami⋅e</text:span></text:p>
          </draw:text-box>
        </draw:frame>
        <draw:frame draw:style-name="gr2" draw:text-style-name="P2" draw:layer="layout" svg:width="1.2cm" svg:height="1.2cm" svg:x="16.7cm" svg:y="4.1cm">
          <draw:image xlink:href="Pictures/10000001000000E1000000E166566709.png" xlink:type="simple" xlink:show="embed" xlink:actuate="onLoad" draw:mime-type="image/png">
            <text:p/>
          </draw:image>
        </draw:frame>
        <draw:frame draw:style-name="gr7" draw:text-style-name="P5" draw:layer="layout" svg:width="3cm" svg:height="1.073cm" svg:x="14.8cm" svg:y="5.027cm">
          <draw:text-box>
            <text:p text:style-name="P6"><text:span text:style-name="T2">Vot</text:span><text:span text:style-name="T2">re</text:span></text:p>
            <text:p text:style-name="P6"><text:span text:style-name="T2">ami</text:span><text:span text:style-name="T2">⋅e</text:span></text:p>
          </draw:text-box>
        </draw:frame>
        <draw:frame draw:style-name="gr1" draw:text-style-name="P1" draw:layer="layout" svg:width="5.656cm" svg:height="2.9cm" svg:x="17.261cm" svg:y="5.4cm">
          <draw:image xlink:href="Pictures/100000010000012C0000009A0F5CAB85.png" xlink:type="simple" xlink:show="embed" xlink:actuate="onLoad" draw:mime-type="image/png">
            <text:p/>
          </draw:image>
        </draw:frame>
        <draw:frame draw:style-name="gr8" draw:text-style-name="P7" draw:layer="layout" svg:width="3.55cm" svg:height="1.1cm" svg:x="18.25cm" svg:y="6.3cm">
          <draw:text-box>
            <text:p><text:span text:style-name="T3">I</text:span><text:span text:style-name="T3">n</text:span><text:span text:style-name="T3">t</text:span><text:span text:style-name="T3">e</text:span><text:span text:style-name="T3">r</text:span><text:span text:style-name="T3">n</text:span><text:span text:style-name="T3">e</text:span><text:span text:style-name="T3">t</text:span></text:p>
          </draw:text-box>
        </draw:frame>
        <draw:frame draw:style-name="gr2" draw:text-style-name="P2" draw:layer="layout" svg:width="1.5cm" svg:height="1.5cm" svg:x="15.4cm" svg:y="3.5cm">
          <draw:image xlink:href="Pictures/100000010000008000000080E8B9E059.png" xlink:type="simple" xlink:show="embed" xlink:actuate="onLoad" draw:mime-type="image/png">
            <text:p/>
          </draw:image>
        </draw:frame>
        <draw:path draw:style-name="gr4" draw:text-style-name="P2" draw:layer="layout" svg:width="0.369cm" svg:height="1.077cm" draw:transform="skewX (0.388161225643539) rotate (0.74804811740477) translate (18.4896965257795cm 9.6095611831502cm)" svg:viewBox="0 0 370 1078" svg:d="M14 0c809 544-14 1078-14 1078">
          <text:p/>
        </draw:path>
        <draw:line draw:style-name="gr9" draw:text-style-name="P2" draw:layer="layout" svg:x1="15.1cm" svg:y1="0.6cm" svg:x2="15.1cm" svg:y2="16.3cm">
          <text:p/>
        </draw:line>
        <draw:line draw:style-name="gr9" draw:text-style-name="P2" draw:layer="layout" svg:x1="25.4cm" svg:y1="0.6cm" svg:x2="25.4cm" svg:y2="16.5cm">
          <text:p/>
        </draw:line>
        <draw:frame draw:style-name="gr3" draw:text-style-name="P4" draw:layer="layout" svg:width="1.433cm" svg:height="1.073cm" svg:x="19.667cm" svg:y="11.037cm">
          <draw:text-box>
            <text:p text:style-name="P3"><text:span text:style-name="T1">Vous</text:span></text:p>
          </draw:text-box>
        </draw:frame>
        <draw:frame draw:style-name="gr10" draw:text-style-name="P4" draw:layer="layout" svg:width="1.399cm" svg:height="0.962cm" svg:x="10.101cm" svg:y="11.038cm">
          <draw:text-box>
            <text:p text:style-name="P3"><text:span text:style-name="T1">Vous</text:span></text:p>
          </draw:text-box>
        </draw:frame>
        <draw:path draw:style-name="gr4" draw:text-style-name="P2" draw:layer="layout" svg:width="0.824cm" svg:height="3.397cm" draw:transform="skewX (0.388161225643539) rotate (0.74804811740477) translate (31.0951009838549cm 5.46132040096099cm)" svg:viewBox="0 0 825 3398" svg:d="M289 3398c-882-1979 536-3398 536-3398">
          <text:p/>
        </draw:path>
        <draw:path draw:style-name="gr4" draw:text-style-name="P2" draw:layer="layout" svg:width="3.274cm" svg:height="1.801cm" draw:transform="skewX (0.388161225643539) rotate (0.74804811740477) translate (27.7cm 5.6cm)" svg:viewBox="0 0 3275 1802" svg:d="M0 0c1603 2957 2680 1407 3275 1313">
          <text:p/>
        </draw:path>
        <draw:frame draw:style-name="gr2" draw:text-style-name="P2" draw:layer="layout" svg:width="1.369cm" svg:height="1.371cm" svg:x="34.195cm" svg:y="8.729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2" draw:text-style-name="P2" draw:layer="layout" svg:width="1.809cm" svg:height="1.813cm" svg:x="32.6cm" svg:y="8.3cm">
          <draw:image xlink:href="Pictures/100000010000020000000200B5977EAC.png" xlink:type="simple" xlink:show="embed" xlink:actuate="onLoad" draw:mime-type="image/png">
            <text:p/>
          </draw:image>
          <draw:glue-point draw:id="4" svg:x="-4.242cm" svg:y="0.853cm"/>
          <draw:glue-point draw:id="5" svg:x="-4.242cm" svg:y="-0.378cm"/>
        </draw:frame>
        <draw:frame draw:style-name="gr3" draw:text-style-name="P5" draw:layer="layout" svg:width="2.4cm" svg:height="1.073cm" svg:x="32.2cm" svg:y="9.8cm">
          <draw:text-box>
            <text:p text:style-name="P6"><text:span text:style-name="T2">Votre</text:span></text:p>
            <text:p text:style-name="P6"><text:span text:style-name="T2">ami⋅e</text:span></text:p>
          </draw:text-box>
        </draw:frame>
        <draw:frame draw:style-name="gr2" draw:text-style-name="P2" draw:layer="layout" svg:width="1.2cm" svg:height="1.2cm" svg:x="27cm" svg:y="4.1cm">
          <draw:image xlink:href="Pictures/10000001000000E1000000E166566709.png" xlink:type="simple" xlink:show="embed" xlink:actuate="onLoad" draw:mime-type="image/png">
            <text:p/>
          </draw:image>
        </draw:frame>
        <draw:frame draw:style-name="gr7" draw:text-style-name="P5" draw:layer="layout" svg:width="3cm" svg:height="1.073cm" svg:x="25.1cm" svg:y="5.027cm">
          <draw:text-box>
            <text:p text:style-name="P6"><text:span text:style-name="T2">Votre</text:span></text:p>
            <text:p text:style-name="P6"><text:span text:style-name="T2">ami⋅e</text:span></text:p>
          </draw:text-box>
        </draw:frame>
        <draw:frame draw:style-name="gr1" draw:text-style-name="P1" draw:layer="layout" svg:width="5.656cm" svg:height="2.9cm" svg:x="27.561cm" svg:y="5.4cm">
          <draw:image xlink:href="Pictures/100000010000012C0000009A0F5CAB85.png" xlink:type="simple" xlink:show="embed" xlink:actuate="onLoad" draw:mime-type="image/png">
            <text:p/>
          </draw:image>
        </draw:frame>
        <draw:frame draw:style-name="gr8" draw:text-style-name="P7" draw:layer="layout" svg:width="3.55cm" svg:height="1.1cm" svg:x="28.55cm" svg:y="6.3cm">
          <draw:text-box>
            <text:p><text:span text:style-name="T3">Internet</text:span></text:p>
          </draw:text-box>
        </draw:frame>
        <draw:frame draw:style-name="gr2" draw:text-style-name="P2" draw:layer="layout" svg:width="1.5cm" svg:height="1.5cm" svg:x="25.7cm" svg:y="3.5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11" draw:text-style-name="P9" draw:layer="layout" svg:width="5.1cm" svg:height="1.814cm" svg:x="31.4cm" svg:y="3.1cm">
          <draw:text-box>
            <text:p text:style-name="P8"><text:span text:style-name="T4"><text:s text:c="3"/></text:span><text:span text:style-name="T4">Votre serveur</text:span></text:p>
            <text:p text:style-name="P8"><text:span text:style-name="T5"><text:s text:c="7"/></text:span><text:span text:style-name="T5">dans un datacenter</text:span><text:span text:style-name="T4"> </text:span></text:p>
            <text:p text:style-name="P8"><text:span text:style-name="T4"><text:s text:c="5"/></text:span><text:span text:style-name="T4">a.k.a. ‘VPS’</text:span></text:p>
          </draw:text-box>
        </draw:frame>
        <draw:frame draw:style-name="gr5" draw:text-style-name="P5" draw:layer="layout" svg:width="4.6cm" svg:height="0.7cm" svg:x="26.6cm" svg:y="10.827cm">
          <draw:text-box>
            <text:p text:style-name="P1"><text:span text:style-name="T2">Votre </text:span><text:span text:style-name="T2">ordinateur</text:span></text:p>
          </draw:text-box>
        </draw:frame>
        <draw:frame draw:style-name="gr12" draw:text-style-name="P11" draw:layer="layout" svg:width="11cm" svg:height="2.486cm" svg:x="4.3cm" svg:y="13.214cm">
          <draw:text-box>
            <text:p text:style-name="P10"><text:span text:style-name="T6">Services numériques</text:span></text:p>
            <text:p text:style-name="P10"><text:span text:style-name="T6">centralisés</text:span></text:p>
          </draw:text-box>
        </draw:frame>
        <draw:frame draw:style-name="gr12" draw:text-style-name="P11" draw:layer="layout" svg:width="10.5cm" svg:height="2.486cm" svg:x="15.3cm" svg:y="13.214cm">
          <draw:text-box>
            <text:p text:style-name="P10"><text:span text:style-name="T6">Auto-</text:span><text:span text:style-name="T6">hébergement</text:span></text:p>
            <text:p text:style-name="P10"><text:span text:style-name="T6">à la maison</text:span></text:p>
          </draw:text-box>
        </draw:frame>
        <draw:frame draw:style-name="gr12" draw:text-style-name="P11" draw:layer="layout" svg:width="10.5cm" svg:height="2.486cm" svg:x="25.3cm" svg:y="13.214cm">
          <draw:text-box>
            <text:p text:style-name="P10"><text:span text:style-name="T6">A</text:span><text:span text:style-name="T6">u</text:span><text:span text:style-name="T6">t</text:span><text:span text:style-name="T6">o</text:span><text:span text:style-name="T6">-</text:span><text:span text:style-name="T6">h</text:span><text:span text:style-name="T6">é</text:span><text:span text:style-name="T6">b</text:span><text:span text:style-name="T6">e</text:span><text:span text:style-name="T6">r</text:span><text:span text:style-name="T6">g</text:span><text:span text:style-name="T6">e</text:span><text:span text:style-name="T6">m</text:span><text:span text:style-name="T6">e</text:span><text:span text:style-name="T6">n</text:span><text:span text:style-name="T6">t</text:span></text:p>
            <text:p text:style-name="P10"><text:span text:style-name="T6">s</text:span><text:span text:style-name="T6">u</text:span><text:span text:style-name="T6">r</text:span><text:span text:style-name="T6"> </text:span><text:span text:style-name="T6">u</text:span><text:span text:style-name="T6">n</text:span><text:span text:style-name="T6"> </text:span><text:span text:style-name="T6">V</text:span><text:span text:style-name="T6">P</text:span><text:span text:style-name="T6">S</text:span></text:p>
          </draw:text-box>
        </draw:frame>
        <draw:frame draw:style-name="gr1" draw:text-style-name="P1" draw:layer="layout" svg:width="2.3cm" svg:height="1.337cm" svg:x="30.5cm" svg:y="3.263cm">
          <draw:image xlink:href="Pictures/1000000100000113000000A081ADBD4B.png" xlink:type="simple" xlink:show="embed" xlink:actuate="onLoad" draw:mime-type="image/png">
            <text:p/>
          </draw:image>
        </draw:frame>
        <draw:frame draw:style-name="gr3" draw:text-style-name="P9" draw:layer="layout" svg:width="4.6cm" svg:height="1.073cm" svg:x="14.6cm" svg:y="10.201cm">
          <draw:text-box>
            <text:p text:style-name="P8"><text:span text:style-name="T4">Votre serveur</text:span></text:p>
            <text:p text:style-name="P8"><text:span text:style-name="T4">à la maison <text:s/></text:span></text:p>
          </draw:text-box>
        </draw:frame>
        <draw:frame draw:style-name="gr10" draw:text-style-name="P4" draw:layer="layout" svg:width="1.399cm" svg:height="0.962cm" svg:x="10.102cm" svg:y="11.038cm">
          <draw:text-box>
            <text:p text:style-name="P3"><text:span text:style-name="T1">Vou</text:span><text:span text:style-name="T1">s</text:span></text:p>
          </draw:text-box>
        </draw:frame>
        <draw:frame draw:style-name="gr3" draw:text-style-name="P4" draw:layer="layout" svg:width="1.433cm" svg:height="1.073cm" svg:x="19.668cm" svg:y="11.038cm">
          <draw:text-box>
            <text:p text:style-name="P3"><text:span text:style-name="T1">Vous</text:span></text:p>
          </draw:text-box>
        </draw:frame>
        <draw:frame draw:style-name="gr3" draw:text-style-name="P9" draw:layer="layout" svg:width="4.6cm" svg:height="1.073cm" svg:x="14.6cm" svg:y="10.202cm">
          <draw:text-box>
            <text:p text:style-name="P8"><text:span text:style-name="T4">Vot</text:span><text:span text:style-name="T4">re </text:span><text:span text:style-name="T4">ser</text:span><text:span text:style-name="T4">veu</text:span><text:span text:style-name="T4">r</text:span></text:p>
            <text:p text:style-name="P8"><text:span text:style-name="T4">à </text:span><text:span text:style-name="T4">la </text:span><text:span text:style-name="T4">mai</text:span><text:span text:style-name="T4">son </text:span><text:span text:style-name="T4"><text:s/></text:span></text:p>
          </draw:text-box>
        </draw:frame>
        <draw:frame draw:style-name="gr3" draw:text-style-name="P4" draw:layer="layout" svg:width="1.492cm" svg:height="1.073cm" svg:x="30.608cm" svg:y="10.738cm">
          <draw:text-box>
            <text:p text:style-name="P3"><text:span text:style-name="T1">Vou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 for Powerline" svg:font-family="'Noto Mono for Powerline'" style:font-pitch="fixed"/>
    <style:font-face style:name="Noto Mono for Powerline1" svg:font-family="'Noto Mono for Powerline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" draw:display-name="Gradient 2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_20_Dot_20_1" draw:display-name="Dash Dot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fill-gradient-name="Gradient_20_2" draw:fill-hatch-name="Red_20_90_20_Degrees_20_Crossed_20_1" draw:fill-image-name="Bitmap_20_1" draw:opacity="49%" draw:shadow-opacity="49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re Aubin</meta:initial-creator>
    <meta:creation-date>2017-11-01T12:52:43.044369556</meta:creation-date>
    <dc:date>2024-10-28T17:24:59.265543300</dc:date>
    <dc:creator>Alexandre Aubin</dc:creator>
    <meta:editing-duration>PT1H5M</meta:editing-duration>
    <meta:editing-cycles>6</meta:editing-cycles>
    <meta:generator>LibreOffice/24.2.5.2$Linux_X86_64 LibreOffice_project/420$Build-2</meta:generator>
    <meta:document-statistic meta:object-count="59"/>
  </office:meta>
</office:document-meta>
</file>